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FIDO june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72.05" calcext:value-type="float">
            <text:p>-72.0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 (1.36 by CIBC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8" calcext:value-type="float">
            <text:p>-40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 (1.3580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74" calcext:value-type="float">
            <text:p>-40.7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Quality Inn Dunnmore <text:s/>(110.86 @ 1.3598232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50.75" calcext:value-type="float">
            <text:p>-150.7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Dunnmore <text:s/>(134.47 @ 1.359857217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82.86" calcext:value-type="float">
            <text:p>-182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fruit refund <text:s/>(8.82 @ 1.28911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GoldKey accountant consulting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54" calcext:value-type="float">
            <text:p>-40.5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TD personal USD to biz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5.22" calcext:value-type="float">
            <text:p>-45.2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string" calcext:value-type="string">
            <text:p>renewal license pla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office:value-type="string" calcext:value-type="string">
            <text:p>CIBC 0704 Aug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943.9" calcext:value-type="float">
            <text:p>-943.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29" calcext:value-type="date">
            <text:p>08/2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9.98" calcext:value-type="float">
            <text:p>-49.9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1" calcext:value-type="date">
            <text:p>09/01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56" calcext:value-type="float">
            <text:p>-43.5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8" calcext:value-type="date">
            <text:p>09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1" calcext:value-type="date">
            <text:p>09/11/1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xpense</text:p>
          </table:table-cell>
          <table:table-cell office:value-type="float" office:value="-2038.58" calcext:value-type="float">
            <text:p>-2038.5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9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9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IBC</text:p>
          </table:table-cell>
          <table:table-cell table:number-columns-repeated="4"/>
          <table:table-cell table:style-name="ce9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6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07:20:17.674200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9-13T07:22:16.315842000</dc:date>
    <meta:editing-duration>P1DT3H32M17S</meta:editing-duration>
    <meta:editing-cycles>121</meta:editing-cycles>
    <meta:generator>LibreOffice/6.0.7.3$Linux_X86_64 LibreOffice_project/00m0$Build-3</meta:generator>
    <meta:document-statistic meta:table-count="4" meta:cell-count="446" meta:object-count="0"/>
  </office:meta>
</office:document-meta>
</file>